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 style:data-style-name="N10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0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0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10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Febrero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16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998492.09" calcext:value-type="float">
            <text:p>$ 998.492,0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316440" calcext:value-type="float">
            <text:p>$ 316.44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493949.18" calcext:value-type="float">
            <text:p>$ 493.949,1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137170" calcext:value-type="float">
            <text:p>$ 137.170,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70241.51" calcext:value-type="float">
            <text:p>$ 70.241,51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1082040" calcext:value-type="float">
            <text:p>$ 1.082.040,00</text:p>
          </table:table-cell>
          <table:table-cell table:style-name="ce26" office:value-type="string" calcext:value-type="string">
            <text:p>Libretas casamiento y rituales</text:p>
          </table:table-cell>
          <table:table-cell table:style-name="ce30" office:value-type="float" office:value="593010" calcext:value-type="float">
            <text:p>$ 593.01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815380" calcext:value-type="float">
            <text:p>$ 815.380,00</text:p>
          </table:table-cell>
          <table:table-cell table:style-name="ce26" office:value-type="string" calcext:value-type="string">
            <text:p>Liturgia Cotidiana</text:p>
          </table:table-cell>
          <table:table-cell table:style-name="ce30" office:value-type="float" office:value="18910" calcext:value-type="float">
            <text:p>$ 18.91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1014980" calcext:value-type="float">
            <text:p>$ 1.014.980,00</text:p>
          </table:table-cell>
          <table:table-cell table:style-name="ce26" office:value-type="string" calcext:value-type="string">
            <text:p>Farmacia</text:p>
          </table:table-cell>
          <table:table-cell table:style-name="ce30" office:value-type="float" office:value="23737.75" calcext:value-type="float">
            <text:p>$ 23.737,7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153020" calcext:value-type="float">
            <text:p>$ 153.020,00</text:p>
          </table:table-cell>
          <table:table-cell table:style-name="ce26" office:value-type="string" calcext:value-type="string">
            <text:p>Jardines</text:p>
          </table:table-cell>
          <table:table-cell table:style-name="ce30" office:value-type="float" office:value="500000" calcext:value-type="float">
            <text:p>$ 5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47510" calcext:value-type="float">
            <text:p>$ 47.510,00</text:p>
          </table:table-cell>
          <table:table-cell table:style-name="ce26" office:value-type="string" calcext:value-type="string">
            <text:p>Flete</text:p>
          </table:table-cell>
          <table:table-cell table:style-name="ce30" office:value-type="float" office:value="25000" calcext:value-type="float">
            <text:p>$ 2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3566540" calcext:value-type="float">
            <text:p>$ 3.566.540,00</text:p>
          </table:table-cell>
          <table:table-cell table:style-name="ce26" office:value-type="string" calcext:value-type="string">
            <text:p>San Pedro y Fides</text:p>
          </table:table-cell>
          <table:table-cell table:style-name="ce30" office:value-type="float" office:value="405000" calcext:value-type="float">
            <text:p>$ 40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Correo</text:p>
          </table:table-cell>
          <table:table-cell table:style-name="ce30" office:value-type="float" office:value="3700" calcext:value-type="float">
            <text:p>$ 3.7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150000" calcext:value-type="float">
            <text:p>$ 15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133864" calcext:value-type="float">
            <text:p>$ 133.86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80000" calcext:value-type="float">
            <text:p>$ 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950000" calcext:value-type="float">
            <text:p>$ 95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356654" calcext:value-type="float">
            <text:p>$ 356.65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7" office:value-type="string" calcext:value-type="string">
            <text:p>Total Entradas</text:p>
          </table:table-cell>
          <table:table-cell table:style-name="ce37" table:formula="of:=[.C16]+[.C21]+[.C22]" office:value-type="float" office:value="4516540" calcext:value-type="float">
            <text:p>$ 4.516.540,00</text:p>
          </table:table-cell>
          <table:table-cell table:style-name="ce27" office:value-type="string" calcext:value-type="string">
            <text:p>Total Salidas</text:p>
          </table:table-cell>
          <table:table-cell table:style-name="ce37" table:formula="of:=SUM([.E8:.E22])" office:value-type="float" office:value="3952558.53" calcext:value-type="float">
            <text:p>$ 3.952.558,5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8" table:number-columns-repeated="2"/>
          <table:table-cell table:style-name="ce40" office:value-type="string" calcext:value-type="string">
            <text:p>Superávit</text:p>
          </table:table-cell>
          <table:table-cell table:style-name="ce37" table:formula="of:=[.C24]-[.E24]" office:value-type="float" office:value="563981.47" calcext:value-type="float">
            <text:p>$ 563.981,4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0"/>
          <table:table-cell table:style-name="ce37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2"/>
          <table:table-cell table:style-name="ce37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2"/>
          <table:table-cell table:style-name="ce37"/>
          <table:table-cell table:style-name="ce31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9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 table:number-columns-repeated="2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8" table:number-columns-repeated="2"/>
          <table:table-cell table:style-name="ce27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9"/>
          <table:table-cell table:style-name="ce38"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31"/>
          <table:table-cell table:style-name="ce28" table:number-columns-repeated="3"/>
          <table:table-cell table:style-name="ce31"/>
          <table:table-cell table:number-columns-repeated="1018"/>
        </table:table-row>
        <table:table-row table:style-name="ro5" table:number-rows-repeated="2">
          <table:table-cell/>
          <table:table-cell table:style-name="ce31"/>
          <table:table-cell table:style-name="ce28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/>
          <table:table-cell table:style-name="ce39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31" table:number-columns-repeated="2"/>
          <table:table-cell table:style-name="ce44"/>
          <table:table-cell table:style-name="ce45"/>
          <table:table-cell table:style-name="ce31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6">
      <number:day/>
      <number:text>-</number:text>
      <number:month number:textual="true"/>
      <number:text>-</number:text>
      <number:year/>
    </number:date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36">
      <number:hours/>
      <number:text>:</number:text>
      <number:minutes number:style="long"/>
      <number:text> </number:text>
      <number:am-pm/>
    </number:time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number-style style:name="N108P0" style:volatile="true">
      <number:text>$ </number:text>
      <number:number number:decimal-places="2" number:min-decimal-places="2" number:min-integer-digits="1" number:grouping="true"/>
    </number:number-style>
    <number:number-style style:name="N10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08P0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date-style style:name="N140">
      <number:month number:textual="true"/>
      <number:text>-</number:text>
      <number:year/>
    </number:date-style>
    <number:time-style style:name="N111"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time-style style:name="N112">
      <number:hours/>
      <number:text>:</number:text>
      <number:minutes number:style="long"/>
      <number:text>:</number:text>
      <number:seconds number:style="long"/>
    </number:time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9">
      <number:day/>
      <number:text>-</number:text>
      <number:month number:textual="true"/>
    </number:date-style>
    <number:time-style style:name="N120">
      <number:hours/>
      <number:text>:</number:text>
      <number:minutes number:style="long"/>
    </number:tim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3-03T10:21:11.742820309</dc:date>
    <meta:editing-cycles>85</meta:editing-cycles>
    <meta:editing-duration>PT6H35M39S</meta:editing-duration>
    <meta:generator>LibreOffice/7.3.7.2$Linux_X86_64 LibreOffice_project/30$Build-2</meta:generator>
    <meta:print-date>2024-12-08T18:30:17.646314730</meta:print-date>
    <meta:document-statistic meta:table-count="1" meta:cell-count="60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